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Courier 10 Pitch'" style:font-pitch="fixed" fo:font-size="20pt" style:font-size-asian="20pt" style:font-size-complex="20pt"/>
    </style:style>
    <style:style style:name="P6" style:family="paragraph">
      <style:text-properties fo:font-family="'Courier 10 Pitch'" style:font-pitch="fixed" fo:font-size="18pt" style:font-size-asian="18pt" style:font-size-complex="18pt"/>
    </style:style>
    <style:style style:name="P7" style:family="paragraph">
      <style:text-properties fo:font-family="'Courier 10 Pitch'" style:font-pitch="fixed"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family="'Courier 10 Pitch'" style:font-pitch="fixed" fo:font-size="20pt" style:font-size-asian="20pt" style:font-size-complex="20pt"/>
    </style:style>
    <style:style style:name="T3" style:family="text">
      <style:text-properties fo:font-family="'Courier 10 Pitch'" style:font-pitch="fixed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family="'Courier 10 Pitch'" style:font-pitch="fixed" fo:font-size="18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<text:span text:style-name="T1">Introdução à biologia computacional</text:span></text:p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2">
              <text:list-header>
                <text:p text:style-name="P2">Projeto 1: alinhamento de sequencias</text:p>
                <text:p text:style-name="P3"/>
                <text:p text:style-name="P2">Aluno: Clerton Ribeiro</text:p>
                <text:p text:style-name="P2">craf@cin.ufpe.b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Índi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O Algoritmo</text:p>
              </text:list-item>
              <text:list-item>
                <text:p>Ler entrada de dados</text:p>
              </text:list-item>
              <text:list-item>
                <text:p>Criar as matrizes</text:p>
              </text:list-item>
              <text:list-item>
                <text:p>Inicializar as matrizes</text:p>
              </text:list-item>
              <text:list-item>
                <text:p>Preencher as matrizes</text:p>
              </text:list-item>
              <text:list-item>
                <text:p>Computar o alinhamento</text:p>
              </text:list-item>
              <text:list-item>
                <text:p>Problem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Algoritm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er entrada de dados;</text:p>
              </text:list-item>
              <text:list-item>
                <text:p>Criar as matrizes;</text:p>
              </text:list-item>
              <text:list-item>
                <text:p>Inicializar as matrizes;</text:p>
              </text:list-item>
              <text:list-item>
                <text:p>Preencher as matrizes;</text:p>
              </text:list-item>
              <text:list-item>
                <text:p>Computar o alinhament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lgoritmo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>s,t,align_type,parameters,prior = readInput("input.data")</text:span></text:p>
                <text:p text:style-name="P5"><text:span text:style-name="T2">m,n,matrix,traceback = createMatrix(s,t)</text:span></text:p>
                <text:p text:style-name="P5"><text:span text:style-name="T2">matrix = initializeMatrix(matrix,m,n,parameters,align_type)</text:span></text:p>
                <text:p text:style-name="P5"><text:span text:style-name="T2">matrix,traceback = fillMatrix(matrix,traceback,m,n,parameters,align_type)</text:span></text:p>
                <text:p text:style-name="P5"><text:span text:style-name="T2">result = computeAlignment(matrix,traceback,m,n,align_type)</text:span></text:p>
                <text:p text:style-name="P5"><text:span text:style-name="T2">print result</text:span></text:p>
                <text:p text:style-name="P5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Ler entrada de dad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ormato de entrada:</text:p>
                <text:list>
                  <text:list-item>
                    <text:p>Sequencia 1;</text:p>
                  </text:list-item>
                  <text:list-item>
                    <text:p>Sequencia 2;</text:p>
                  </text:list-item>
                  <text:list-item>
                    <text:p>Tipo de alinhamento (global, semiglobal,local);</text:p>
                  </text:list-item>
                  <text:list-item>
                    <text:p>Match, Substituição, Inserção e Remoção;</text:p>
                  </text:list-item>
                  <text:list-item>
                    <text:p>Prioridade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Ler entrada de dado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put1.data</text:p>
                <text:p/>
                <text:p><text:span text:style-name="T3">ACTCG</text:span></text:p>
                <text:p><text:span text:style-name="T3">ACAGTAG</text:span></text:p>
                <text:p><text:span text:style-name="T3">global</text:span></text:p>
                <text:p><text:span text:style-name="T3">1 0 -1 -1</text:span></text:p>
                <text:p><text:span text:style-name="T3">M S I 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riar as matriz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atriz com os <text:span text:style-name="T4">scores</text:span></text:p>
                <text:list>
                  <text:list-item>
                    <text:p>Matriz nxm com todos os valores zero;</text:p>
                  </text:list-item>
                </text:list>
              </text:list-item>
              <text:list-item>
                <text:p>Matriz com o traceback </text:p>
                <text:list>
                  <text:list-item>
                    <text:p>Indicação de qual célula o <text:span text:style-name="T5">score</text:span> foi proveniente;</text:p>
                  </text:list-item>
                  <text:list-item>
                    <text:p>Mesma dimensão da matriz com os <text:span text:style-name="T4">score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riar as matrize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def createMatrix(s,t):</text:span></text:p>
                <text:list>
                  <text:list-header>
                    <text:p text:style-name="P6"><text:span text:style-name="T6">m = len(s)</text:span></text:p>
                    <text:p text:style-name="P6"><text:span text:style-name="T6">n = len(t)</text:span></text:p>
                    <text:p text:style-name="P6"><text:span text:style-name="T6"/></text:p>
                    <text:p text:style-name="P6"><text:span text:style-name="T6">matrix = [[0 for col in range(m+1)] for row in range(n+1)]</text:span></text:p>
                    <text:p text:style-name="P6"><text:span text:style-name="T6">traceback = [[0 for col in range(m+1)] for row in range(n+1)]</text:span></text:p>
                    <text:p text:style-name="P6"><text:span text:style-name="T6"/></text:p>
                    <text:p text:style-name="P6"><text:span text:style-name="T6">return m,n,matrix,traceback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icializar as matriz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icialização dos alinhamentos locais e semi-globais com primeiras linhas e colunas zeradas.</text:p>
                <text:list>
                  <text:list-item>
                    <text:p>Como a matriz já foi criada com valores zerados...</text:p>
                  </text:list-item>
                </text:list>
              </text:list-item>
              <text:list-item>
                <text:p>Inicialização do alinhamento global:</text:p>
                <text:list>
                  <text:list-item>
                    <text:p>Multiplicação das penalidades pelo indice da primeira linha e primeira colun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nicializar as matrizes</text:p>
          </draw:text-box>
        </draw:frame>
        <draw:frame presentation:style-name="pr5" draw:text-style-name="P6" draw:layer="layout" svg:width="25.199cm" svg:height="13.645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def initializeMatrix(matrix,m,n,parameters,align_type):</text:span></text:p>
                <text:p text:style-name="P6"><text:span text:style-name="T6"/></text:p>
                <text:p text:style-name="P6"><text:span text:style-name="T6">if align_type == 'global':</text:span></text:p>
                <text:list>
                  <text:list-header>
                    <text:p text:style-name="P6"><text:span text:style-name="T6">for index in range(0,m+1):</text:span></text:p>
                    <text:list>
                      <text:list-header>
                        <text:p text:style-name="P6"><text:span text:style-name="T6">matrix[0][index] = index*int(parameters[2])</text:span></text:p>
                      </text:list-header>
                    </text:list>
                  </text:list-header>
                </text:list>
                <text:p text:style-name="P6"><text:span text:style-name="T6"/></text:p>
                <text:list>
                  <text:list-header>
                    <text:p text:style-name="P6"><text:span text:style-name="T6">for index in range(0,n+1):</text:span></text:p>
                    <text:list>
                      <text:list-header>
                        <text:p text:style-name="P6"><text:span text:style-name="T6">matrix[index][0] = index*int(parameters[3])</text:span></text:p>
                      </text:list-header>
                    </text:list>
                  </text:list-header>
                </text:list>
                <text:p text:style-name="P6"><text:span text:style-name="T6"/></text:p>
                <text:list>
                  <text:list-header>
                    <text:p text:style-name="P6"><text:span text:style-name="T6">return matrix</text:span><text:span text:style-name="T6"><text:tab/></text:span></text:p>
                  </text:list-header>
                </text:list>
                <text:p text:style-name="P6"><text:span text:style-name="T6">else:</text:span></text:p>
                <text:list>
                  <text:list-header>
                    <text:p text:style-name="P6"><text:span text:style-name="T6">return matrix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eencher as matrizes</text:p>
          </draw:text-box>
        </draw:frame>
        <draw:frame presentation:style-name="pr5" draw:layer="layout" svg:width="25.199cm" svg:height="15.922cm" svg:x="1.4cm" svg:y="4.914cm" presentation:class="outline" presentation:user-transformed="true">
          <draw:text-box>
            <text:list text:style-name="L2">
              <text:list-item>
                <text:p>O preenchimento da matriz de scores é similar para os três alinhamentos;</text:p>
                <text:list>
                  <text:list-item>
                    <text:p><text:span text:style-name="T7">M(i,j) = max {M(i,j-1)+I,M(i-1,j-1)+p(i,j),M(i-1,j)+R}</text:span></text:p>
                  </text:list-item>
                  <text:list-item>
                    <text:p>O alinhamento local considera um quarto fator: o zero!</text:p>
                  </text:list-item>
                </text:list>
              </text:list-item>
              <text:list-item>
                <text:p>O preenchimento da matriz de <text:span text:style-name="T4">traceback</text:span><text:span text:style-name="T8"> considera por proveniência:</text:span> </text:p>
                <text:list>
                  <text:list-item>
                    <text:p><text:span text:style-name="T7">Para célula de cima 1</text:span></text:p>
                  </text:list-item>
                  <text:list-item>
                    <text:p><text:span text:style-name="T7">Para a célula a esquerda -1</text:span></text:p>
                  </text:list-item>
                  <text:list-item>
                    <text:p><text:span text:style-name="T7">Para a célula na diagonal superior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eencher as matriz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6">def fillMatrix(matrix,traceback,m,n,parameters,align_type):</text:span></text:p>
                <text:p><text:span text:style-name="T6"/></text:p>
                <text:list>
                  <text:list-header>
                    <text:p><text:span text:style-name="T6">for i in range(1,n+1):</text:span></text:p>
                    <text:list>
                      <text:list-header>
                        <text:p><text:span text:style-name="T6">for j in range(1,m+1):</text:span></text:p>
                        <text:list>
                          <text:list-header>
                            <text:p><text:span text:style-name="T6">left = matrix[i][j-1] + int(parameters[2])</text:span></text:p>
                            <text:p><text:span text:style-name="T6">top = matrix[i-1][j] + int(parameters[3])</text:span></text:p>
                            <text:p><text:span text:style-name="T6">penalty = 0</text:span></text:p>
                            <text:p><text:span text:style-name="T6">if s[j-1] == t[i-1]:</text:span></text:p>
                            <text:list>
                              <text:list-header>
                                <text:p><text:span text:style-name="T6">penalty = int(parameters[0])</text:span></text:p>
                              </text:list-header>
                            </text:list>
                            <text:p><text:span text:style-name="T6">else:</text:span></text:p>
                            <text:list>
                              <text:list-header>
                                <text:p><text:span text:style-name="T6">penalty = int(parameters[1])</text:span></text:p>
                              </text:list-header>
                            </text:list>
                            <text:p><text:span text:style-name="T6">both = matrix[i-1][j-1]+penalty</text:span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eencher as matrizes</text:p>
          </draw:text-box>
        </draw:frame>
        <draw:frame presentation:style-name="pr5" draw:layer="layout" svg:width="25.199cm" svg:height="16.63cm" svg:x="1.27cm" svg:y="3.6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9">...</text:span></text:p>
                        <text:p><text:span text:style-name="T9">best = left</text:span></text:p>
                        <text:p><text:span text:style-name="T9">path = -1</text:span></text:p>
                        <text:p><text:span text:style-name="T9">if top &gt; best:</text:span></text:p>
                        <text:list>
                          <text:list-header>
                            <text:p><text:span text:style-name="T9">best = top</text:span></text:p>
                            <text:p><text:span text:style-name="T9">path = 1</text:span></text:p>
                          </text:list-header>
                        </text:list>
                        <text:p><text:span text:style-name="T9">if both &gt; best:</text:span></text:p>
                        <text:list>
                          <text:list-header>
                            <text:p><text:span text:style-name="T9">best = both</text:span></text:p>
                            <text:p><text:span text:style-name="T9">path = 0</text:span></text:p>
                          </text:list-header>
                        </text:list>
                        <text:p><text:span text:style-name="T9">if align_type == 'local':</text:span></text:p>
                        <text:list>
                          <text:list-header>
                            <text:p><text:span text:style-name="T9">if 0 &gt; best:</text:span></text:p>
                            <text:list>
                              <text:list-header>
                                <text:p><text:span text:style-name="T9">best = 0</text:span></text:p>
                              </text:list-header>
                            </text:list>
                          </text:list-header>
                        </text:list>
                        <text:p><text:span text:style-name="T9">matrix[i][j] = best</text:span></text:p>
                        <text:p><text:span text:style-name="T9">traceback[i][j] = path</text:span></text:p>
                        <text:p><text:span text:style-name="T9"/></text:p>
                        <text:p><text:span text:style-name="T9">return matrix,traceback</text:span></text:p>
                      </text:list-header>
                    </text:list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mputar o alinhament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Usar a matriz com o <text:span text:style-name="T4">traceback;</text:span></text:p>
              </text:list-item>
              <text:list-item>
                <text:p><text:span text:style-name="T8">Para o local e global, procurar na matriz a posição com o maior </text:span><text:span text:style-name="T4">score</text:span><text:span text:style-name="T8">:</text:span></text:p>
                <text:list>
                  <text:list-item>
                    <text:p><text:span text:style-name="T8">Será a posição inicial da matriz de </text:span><text:span text:style-name="T4">traceback;</text:span></text:p>
                  </text:list-item>
                </text:list>
              </text:list-item>
              <text:list-item>
                <text:p><text:span text:style-name="T8">Se vier da diagonal, repete a string da célula correspondente, caso contrário, é um gap!</text:span></text:p>
                <text:list>
                  <text:list-item>
                    <text:p><text:span text:style-name="T8">A diferença linha/coluna com as dimensões no inicio/fim indicam gap també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mputar o alinhamento</text:p>
          </draw:text-box>
        </draw:frame>
        <draw:frame presentation:style-name="pr5" draw:text-style-name="P7" draw:layer="layout" svg:width="25.199cm" svg:height="14.597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0">def computeAlignment(matrix,traceback,m,n,align_type):</text:span></text:p>
                <text:list>
                  <text:list-header>
                    <text:p text:style-name="P8"><text:span text:style-name="T10">i = n</text:span></text:p>
                    <text:p text:style-name="P8"><text:span text:style-name="T10">j = m</text:span></text:p>
                    <text:p text:style-name="P8"><text:span text:style-name="T10">result = []</text:span></text:p>
                    <text:p text:style-name="P8"><text:span text:style-name="T10">if (align_type == 'local') or (align_type == 'semiglobal'):</text:span></text:p>
                    <text:list>
                      <text:list-header>
                        <text:p text:style-name="P8"><text:span text:style-name="T10">best = matrix[0][0]</text:span></text:p>
                        <text:p text:style-name="P8"><text:span text:style-name="T10">for k in range(0,n+1):</text:span></text:p>
                        <text:list>
                          <text:list-header>
                            <text:p text:style-name="P8"><text:span text:style-name="T10">for l in range(0,m+1):</text:span></text:p>
                            <text:list>
                              <text:list-header>
                                <text:p text:style-name="P8"><text:span text:style-name="T10">if matrix[k][l] &gt; best:</text:span></text:p>
                                <text:list>
                                  <text:list-header>
                                    <text:p text:style-name="P8"><text:span text:style-name="T10">best = matrix[k][l]</text:span></text:p>
                                    <text:p text:style-name="P8"><text:span text:style-name="T10">i = k</text:span></text:p>
                                    <text:p text:style-name="P8"><text:span text:style-name="T10">j = l</text:span>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  <text:p><text:span text:style-name="T10">if i &lt; n:</text:span></text:p>
                        <text:list>
                          <text:list-header>
                            <text:p><text:span text:style-name="T10">result.append((n-i)*'-')</text:span></text:p>
                          </text:list-header>
                        </text:list>
                        <text:p><text:span text:style-name="T10">if j &lt; m:</text:span></text:p>
                        <text:list>
                          <text:list-header>
                            <text:p><text:span text:style-name="T10">result.append((m-j)*'-')</text:span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mputar o alinhamento</text:p>
          </draw:text-box>
        </draw:frame>
        <draw:frame presentation:style-name="pr5" draw:text-style-name="P7" draw:layer="layout" svg:width="25.199cm" svg:height="17.265cm" svg:x="1.27cm" svg:y="3.48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0">while i &gt; 0 and j &gt; 0 :</text:span></text:p>
                    <text:list>
                      <text:list-header>
                        <text:p><text:span text:style-name="T10">if traceback[i][j] == 0:</text:span></text:p>
                        <text:list>
                          <text:list-header>
                            <text:p><text:span text:style-name="T10">if align_type == 'local' and matrix[i][j] == 0:</text:span></text:p>
                            <text:list>
                              <text:list-header>
                                <text:p><text:span text:style-name="T10">break</text:span></text:p>
                              </text:list-header>
                            </text:list>
                            <text:p><text:span text:style-name="T10">result.append(s[j-1])</text:span></text:p>
                            <text:p><text:span text:style-name="T10">i-=1</text:span></text:p>
                            <text:p><text:span text:style-name="T10">j-=1</text:span><text:span text:style-name="T10"><text:tab/></text:span><text:span text:style-name="T10"><text:tab/></text:span></text:p>
                          </text:list-header>
                        </text:list>
                        <text:p><text:span text:style-name="T10">elif(traceback[i][j] == 1):</text:span></text:p>
                        <text:list>
                          <text:list-header>
                            <text:p><text:span text:style-name="T10">result.append("-")</text:span></text:p>
                            <text:p><text:span text:style-name="T10">i-=1</text:span></text:p>
                          </text:list-header>
                        </text:list>
                        <text:p><text:span text:style-name="T10">elif(traceback[i][j] == -1):</text:span></text:p>
                        <text:list>
                          <text:list-header>
                            <text:p><text:span text:style-name="T10">result.append("-")</text:span></text:p>
                            <text:p><text:span text:style-name="T10">j-=1</text:span></text:p>
                          </text:list-header>
                        </text:list>
                      </text:list-header>
                    </text:list>
                    <text:p><text:span text:style-name="T10">if i &gt; 0:</text:span></text:p>
                    <text:list>
                      <text:list-header>
                        <text:p><text:span text:style-name="T10">result.append(i*'-')</text:span></text:p>
                      </text:list-header>
                    </text:list>
                    <text:p><text:span text:style-name="T10">if j &gt; 0:</text:span></text:p>
                    <text:list>
                      <text:list-header>
                        <text:p><text:span text:style-name="T10">result.append(j*'-')</text:span></text:p>
                      </text:list-header>
                    </text:list>
                    <text:p><text:span text:style-name="T10">result = "".join(result)</text:span></text:p>
                    <text:p><text:span text:style-name="T10">return result[::-1]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Problema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altou inserir o sistema de prioridades;</text:p>
              </text:list-item>
              <text:list-item>
                <text:p>Verificar o algoritmo de alinhamento semiglobal;</text:p>
              </text:list-item>
              <text:list-item>
                <text:p>Testar com mais sequenci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.001cm" presentation:class="title" presentation:user-transformed="true">
          <draw:text-box>
            <text:p text:style-name="P1"><text:span text:style-name="T1">Introdução à biologia computacional</text:span></text:p>
          </draw:text-box>
        </draw:frame>
        <draw:frame presentation:style-name="pr2" draw:text-style-name="P3" draw:layer="layout" svg:width="25.199cm" svg:height="13.86cm" svg:x="1.4cm" svg:y="4.914cm" presentation:class="outline">
          <draw:text-box>
            <text:list text:style-name="L2">
              <text:list-header>
                <text:p text:style-name="P2">Projeto 1: alinhamento de sequencias</text:p>
                <text:p text:style-name="P3"/>
                <text:p text:style-name="P2">Aluno: Clerton Ribeiro</text:p>
                <text:p text:style-name="P2">craf@cin.ufpe.b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4-08T17:33:16</meta:creation-date>
    <dc:language>fi-FI</dc:language>
    <meta:editing-cycles>2</meta:editing-cycles>
    <meta:editing-duration>PT00H03M14S</meta:editing-duration>
    <meta:initial-creator>clerton </meta:initial-creator>
    <dc:date>2010-04-08T18:49:41</dc:date>
    <dc:creator>clerton </dc:creator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1/share/template/en-US/presnt/Glossy.otp"/>
  </office:meta>
</office:document-meta>
</file>